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Profesorado" style:family="table">
      <style:table-properties style:width="15.744cm" table:align="right"/>
    </style:style>
    <style:style style:name="TablaProfesorado.A" style:family="table-column">
      <style:table-column-properties style:column-width="1.085cm"/>
    </style:style>
    <style:style style:name="TablaProfesorado.B" style:family="table-column">
      <style:table-column-properties style:column-width="2.593cm"/>
    </style:style>
    <style:style style:name="TablaProfesorado.C" style:family="table-column">
      <style:table-column-properties style:column-width="3.916cm"/>
    </style:style>
    <style:style style:name="TablaProfesorado.D" style:family="table-column">
      <style:table-column-properties style:column-width="2.275cm"/>
    </style:style>
    <style:style style:name="TablaProfesorado.E" style:family="table-column">
      <style:table-column-properties style:column-width="2.328cm"/>
    </style:style>
    <style:style style:name="TablaProfesorado.F" style:family="table-column">
      <style:table-column-properties style:column-width="1.905cm"/>
    </style:style>
    <style:style style:name="TablaProfesorado.G" style:family="table-column">
      <style:table-column-properties style:column-width="1.642cm"/>
    </style:style>
    <style:style style:name="TablaProfesorado.A1" style:family="table-cell">
      <style:table-cell-properties fo:padding="0.097cm" fo:border-left="0.002cm solid #000000" fo:border-right="none" fo:border-top="0.002cm solid #000000" fo:border-bottom="0.002cm solid #000000"/>
    </style:style>
    <style:style style:name="TablaProfesorado.G1" style:family="table-cell">
      <style:table-cell-properties fo:padding="0.097cm" fo:border="0.002cm solid #000000"/>
    </style:style>
    <style:style style:name="TablaProfesorado.A2" style:family="table-cell" style:data-style-name="N0">
      <style:table-cell-properties fo:padding="0.097cm" fo:border-left="0.002cm solid #000000" fo:border-right="none" fo:border-top="none" fo:border-bottom="0.002cm solid #000000"/>
    </style:style>
    <style:style style:name="TablaProfesorado.B2" style:family="table-cell">
      <style:table-cell-properties fo:padding="0.097cm" fo:border-left="0.002cm solid #000000" fo:border-right="none" fo:border-top="none" fo:border-bottom="0.002cm solid #000000"/>
    </style:style>
    <style:style style:name="TablaProfesorado.F2" style:family="table-cell" style:data-style-name="N37">
      <style:table-cell-properties fo:padding="0.097cm" fo:border-left="0.002cm solid #000000" fo:border-right="none" fo:border-top="none" fo:border-bottom="0.002cm solid #000000"/>
    </style:style>
    <style:style style:name="TablaProfesorado.G2" style:family="table-cell" style:data-style-name="N0">
      <style:table-cell-properties fo:padding="0.097cm" fo:border-left="0.002cm solid #000000" fo:border-right="0.002cm solid #000000" fo:border-top="none" fo:border-bottom="0.002cm solid #000000"/>
    </style:style>
    <style:style style:name="TablaProfesorado.G5" style:family="table-cell">
      <style:table-cell-properties fo:padding="0.097cm" fo:border-left="0.002cm solid #000000" fo:border-right="0.002cm solid #000000" fo:border-top="none" fo:border-bottom="0.002cm solid #000000"/>
    </style:style>
    <style:style style:name="Tabla1" style:family="table">
      <style:table-properties style:width="3.466cm" fo:margin-left="1.254cm" fo:margin-right="12.278cm" table:align="margins"/>
    </style:style>
    <style:style style:name="Tabla1.A" style:family="table-column">
      <style:table-column-properties style:column-width="1.852cm" style:rel-column-width="35018*"/>
    </style:style>
    <style:style style:name="Tabla1.B" style:family="table-column">
      <style:table-column-properties style:column-width="1.614cm" style:rel-column-width="30517*"/>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data-style-name="N0">
      <style:table-cell-properties fo:padding="0.097cm" fo:border-left="0.002cm solid #000000" fo:border-right="none" fo:border-top="none" fo:border-bottom="0.002cm solid #000000"/>
    </style:style>
    <style:style style:name="Tabla1.B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Heading">
      <style:text-properties style:font-name="Calibri" fo:font-size="8pt" style:font-size-asian="8pt" style:font-size-complex="8pt"/>
    </style:style>
    <style:style style:name="P2" style:family="paragraph" style:parent-style-name="Table_20_Contents">
      <style:text-properties style:font-name="Calibri" fo:font-size="11pt" style:font-size-asian="11pt" style:font-size-complex="11pt"/>
    </style:style>
    <style:style style:name="P3" style:family="paragraph" style:parent-style-name="Standard">
      <style:paragraph-properties fo:margin-top="0cm" fo:margin-bottom="0.199cm"/>
      <style:text-properties style:font-name="Calibri" fo:font-size="11pt" fo:font-style="normal" style:font-size-asian="11pt" style:font-style-asian="normal" style:font-size-complex="11pt" style:font-style-complex="normal"/>
    </style:style>
    <style:style style:name="P4" style:family="paragraph" style:parent-style-name="Standard">
      <style:paragraph-properties fo:margin-top="0cm" fo:margin-bottom="0.199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5" style:family="paragraph" style:parent-style-name="Standard">
      <style:paragraph-properties fo:margin-top="0cm" fo:margin-bottom="0.199cm" fo:text-align="center" style:justify-single-word="false"/>
      <style:text-properties style:font-name="Calibri" fo:font-size="14pt" fo:font-weight="bold" style:font-size-asian="14pt" style:font-weight-asian="bold" style:font-size-complex="14pt" style:font-weight-complex="bold"/>
    </style:style>
    <style:style style:name="P6" style:family="paragraph" style:parent-style-name="Standard">
      <style:paragraph-properties fo:margin-top="0cm" fo:margin-bottom="0.199cm"/>
      <style:text-properties style:font-name="Calibri" fo:font-weight="bold" style:font-weight-asian="bold" style:font-weight-complex="bold"/>
    </style:style>
    <style:style style:name="P7" style:family="paragraph" style:parent-style-name="Standard">
      <style:paragraph-properties fo:margin-top="0cm" fo:margin-bottom="0.199cm"/>
      <style:text-properties style:font-name="Calibri" fo:font-style="italic" style:font-style-asian="italic" style:font-style-complex="italic"/>
    </style:style>
    <style:style style:name="P8" style:family="paragraph" style:parent-style-name="Standard">
      <style:paragraph-properties fo:margin-top="0cm" fo:margin-bottom="0cm"/>
      <style:text-properties style:font-name="Calibri" fo:font-size="11pt" fo:font-style="normal" style:font-size-asian="11pt" style:font-style-asian="normal" style:font-size-complex="11pt" style:font-style-complex="normal"/>
    </style:style>
    <style:style style:name="P9" style:family="paragraph" style:parent-style-name="Standard">
      <style:paragraph-properties fo:margin-top="0cm" fo:margin-bottom="0cm"/>
      <style:text-properties style:font-name="Calibri" fo:font-size="8pt" fo:font-style="normal" fo:font-weight="bold" style:font-size-asian="8pt" style:font-style-asian="normal" style:font-weight-asian="bold" style:font-size-complex="8pt" style:font-style-complex="normal" style:font-weight-complex="bold"/>
    </style:style>
    <style:style style:name="P10" style:family="paragraph" style:parent-style-name="Standard">
      <style:paragraph-properties fo:margin-top="0cm" fo:margin-bottom="0.199cm"/>
      <style:text-properties style:font-name="Calibri" fo:font-size="11pt" fo:font-style="normal" style:font-size-asian="11pt" style:font-style-asian="normal" style:font-size-complex="11pt" style:font-style-complex="normal"/>
    </style:style>
    <style:style style:name="P11" style:family="paragraph" style:parent-style-name="Standard" style:list-style-name="L1">
      <style:paragraph-properties fo:margin-top="0cm" fo:margin-bottom="0.199cm"/>
      <style:text-properties style:font-name="Calibri" fo:font-size="11pt" fo:font-style="normal" style:font-size-asian="11pt" style:font-style-asian="normal" style:font-size-complex="11pt" style:font-style-complex="normal"/>
    </style:style>
    <style:style style:name="P12" style:family="paragraph" style:parent-style-name="Standard">
      <style:paragraph-properties fo:margin-top="0cm" fo:margin-bottom="0.199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list-style-name="L1">
      <style:paragraph-properties fo:margin-top="0cm" fo:margin-bottom="0cm"/>
      <style:text-properties style:font-name="Calibri" fo:font-size="11pt" fo:font-style="normal" style:font-size-asian="11pt" style:font-style-asian="normal" style:font-size-complex="11pt" style:font-style-complex="normal"/>
    </style:style>
    <style:style style:name="P14" style:family="paragraph" style:parent-style-name="Standard" style:list-style-name="L2">
      <style:paragraph-properties fo:margin-top="0cm" fo:margin-bottom="0cm"/>
      <style:text-properties style:font-name="Calibri" fo:font-size="11pt" fo:font-style="normal" style:font-size-asian="11pt" style:font-style-asian="normal" style:font-size-complex="11pt" style:font-style-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rea para BD05.</text:p>
      <text:p text:style-name="P5">Detalles de la tarea de esta unidad.</text:p>
      <text:p text:style-name="P6">Enunciado.</text:p>
      <text:p text:style-name="P3">Antes de empezar a realizar los ejercicios debes crear las tablas necesarias. Para ello debes utilizar el archivo BD05_CreaTablasTarea.sql (0.01 MB) y en Archivos de Comandos SQL debes cargarlo y ejecutarlo.</text:p>
      <text:list xml:id="list1110719947929590405" text:style-name="L1">
        <text:list-item>
          <text:p text:style-name="P11">Inserta un registro nuevo en la tabla PROFESORADO utilizando sentencias SQL. Los datos deben ser los siguientes:</text:p>
          <text:list>
            <text:list-item>
              <text:p text:style-name="P13">Codigo: 1</text:p>
            </text:list-item>
            <text:list-item>
              <text:p text:style-name="P13">Nombre: NURIA</text:p>
            </text:list-item>
            <text:list-item>
              <text:p text:style-name="P13">Apellidos: ANERO GONZALEZ</text:p>
            </text:list-item>
            <text:list-item>
              <text:p text:style-name="P13">DNI: 58328033X</text:p>
            </text:list-item>
            <text:list-item>
              <text:p text:style-name="P13">Especialidad: MATEMATICAS</text:p>
            </text:list-item>
            <text:list-item>
              <text:p text:style-name="P13">Fecha_Nac: 22/02/1972</text:p>
            </text:list-item>
            <text:list-item>
              <text:p text:style-name="P13">Antiguedad: 9</text:p>
            </text:list-item>
          </text:list>
        </text:list-item>
      </text:list>
      <text:p text:style-name="P3"><text:tab/>Debes entregar la sentencia ejecutada que permite dicha inserción.</text:p>
      <text:list xml:id="list40407955" text:continue-numbering="true" text:style-name="L1">
        <text:list-item>
          <text:p text:style-name="P11">Inserta varios registros más en la tabla PROFESORADO utilizando sentencias SQL. En la entrega de la tarea debes copiar las sentencias que has utilizado. Los datos deben ser los siguientes:</text:p>
        </text:list-item>
      </text:list>
      <table:table table:name="TablaProfesorado" table:style-name="TablaProfesorado">
        <table:table-column table:style-name="TablaProfesorado.A"/>
        <table:table-column table:style-name="TablaProfesorado.B"/>
        <table:table-column table:style-name="TablaProfesorado.C"/>
        <table:table-column table:style-name="TablaProfesorado.D"/>
        <table:table-column table:style-name="TablaProfesorado.E"/>
        <table:table-column table:style-name="TablaProfesorado.F"/>
        <table:table-column table:style-name="TablaProfesorado.G"/>
        <table:table-header-rows>
          <table:table-row>
            <table:table-cell table:style-name="TablaProfesorado.A1" office:value-type="string">
              <text:p text:style-name="P9">Codigo</text:p>
            </table:table-cell>
            <table:table-cell table:style-name="TablaProfesorado.A1" office:value-type="string">
              <text:p text:style-name="P9">Nombre</text:p>
            </table:table-cell>
            <table:table-cell table:style-name="TablaProfesorado.A1" office:value-type="string">
              <text:p text:style-name="P9">Apellidos</text:p>
            </table:table-cell>
            <table:table-cell table:style-name="TablaProfesorado.A1" office:value-type="string">
              <text:p text:style-name="P9">DNI</text:p>
            </table:table-cell>
            <table:table-cell table:style-name="TablaProfesorado.A1" office:value-type="string">
              <text:p text:style-name="P9">Especialidad</text:p>
            </table:table-cell>
            <table:table-cell table:style-name="TablaProfesorado.A1" office:value-type="string">
              <text:p text:style-name="P9">Fecha_Nac</text:p>
            </table:table-cell>
            <table:table-cell table:style-name="TablaProfesorado.G1" office:value-type="string">
              <text:p text:style-name="P9">Antiguedad</text:p>
            </table:table-cell>
          </table:table-row>
        </table:table-header-rows>
        <table:table-row>
          <table:table-cell table:style-name="TablaProfesorado.A2" office:value-type="float" office:value="2">
            <text:p text:style-name="P2">2</text:p>
          </table:table-cell>
          <table:table-cell table:style-name="TablaProfesorado.B2" office:value-type="string">
            <text:p text:style-name="P8">MARIA LUISA</text:p>
          </table:table-cell>
          <table:table-cell table:style-name="TablaProfesorado.B2" office:value-type="string">
            <text:p text:style-name="P8">FABRE BERDUN</text:p>
          </table:table-cell>
          <table:table-cell table:style-name="TablaProfesorado.B2" office:value-type="string">
            <text:p text:style-name="P8">51083099F</text:p>
          </table:table-cell>
          <table:table-cell table:style-name="TablaProfesorado.B2" office:value-type="string">
            <text:p text:style-name="P8">TECNOLOGIA</text:p>
          </table:table-cell>
          <table:table-cell table:style-name="TablaProfesorado.F2" office:value-type="date" office:date-value="1975-03-31">
            <text:p text:style-name="P8">31/03/75</text:p>
          </table:table-cell>
          <table:table-cell table:style-name="TablaProfesorado.G2" office:value-type="float" office:value="4">
            <text:p text:style-name="P2">4</text:p>
          </table:table-cell>
        </table:table-row>
        <table:table-row>
          <table:table-cell table:style-name="TablaProfesorado.A2" office:value-type="float" office:value="3">
            <text:p text:style-name="P2">3</text:p>
          </table:table-cell>
          <table:table-cell table:style-name="TablaProfesorado.B2" office:value-type="string">
            <text:p text:style-name="P8">JAVIER</text:p>
          </table:table-cell>
          <table:table-cell table:style-name="TablaProfesorado.B2" office:value-type="string">
            <text:p text:style-name="P8">JIMENEZ HERNANDO</text:p>
          </table:table-cell>
          <table:table-cell table:style-name="TablaProfesorado.B2" office:value-type="string">
            <text:p text:style-name="P2"/>
          </table:table-cell>
          <table:table-cell table:style-name="TablaProfesorado.B2" office:value-type="string">
            <text:p text:style-name="P8">LENGUA</text:p>
          </table:table-cell>
          <table:table-cell table:style-name="TablaProfesorado.F2" office:value-type="date" office:date-value="1969-05-04">
            <text:p text:style-name="P8">04/05/69</text:p>
          </table:table-cell>
          <table:table-cell table:style-name="TablaProfesorado.G2" office:value-type="float" office:value="10">
            <text:p text:style-name="P2">10</text:p>
          </table:table-cell>
        </table:table-row>
        <table:table-row>
          <table:table-cell table:style-name="TablaProfesorado.A2" office:value-type="float" office:value="4">
            <text:p text:style-name="P2">4</text:p>
          </table:table-cell>
          <table:table-cell table:style-name="TablaProfesorado.B2" office:value-type="string">
            <text:p text:style-name="P8">ESTEFANIA</text:p>
          </table:table-cell>
          <table:table-cell table:style-name="TablaProfesorado.B2" office:value-type="string">
            <text:p text:style-name="P8">FERNANDEZ MARTINEZ</text:p>
          </table:table-cell>
          <table:table-cell table:style-name="TablaProfesorado.B2" office:value-type="string">
            <text:p text:style-name="P8">19964324W</text:p>
          </table:table-cell>
          <table:table-cell table:style-name="TablaProfesorado.B2" office:value-type="string">
            <text:p text:style-name="P8">INGLES</text:p>
          </table:table-cell>
          <table:table-cell table:style-name="TablaProfesorado.F2" office:value-type="date" office:date-value="1973-06-22">
            <text:p text:style-name="P8">22/06/73</text:p>
          </table:table-cell>
          <table:table-cell table:style-name="TablaProfesorado.G2" office:value-type="float" office:value="5">
            <text:p text:style-name="P2">5</text:p>
          </table:table-cell>
        </table:table-row>
        <table:table-row>
          <table:table-cell table:style-name="TablaProfesorado.A2" office:value-type="float" office:value="5">
            <text:p text:style-name="P2">5</text:p>
          </table:table-cell>
          <table:table-cell table:style-name="TablaProfesorado.B2" office:value-type="string">
            <text:p text:style-name="P8">JOSE M.</text:p>
          </table:table-cell>
          <table:table-cell table:style-name="TablaProfesorado.B2" office:value-type="string">
            <text:p text:style-name="P8">ANERO PAYAN</text:p>
          </table:table-cell>
          <table:table-cell table:style-name="TablaProfesorado.B2" office:value-type="string">
            <text:p text:style-name="P2"/>
          </table:table-cell>
          <table:table-cell table:style-name="TablaProfesorado.B2" office:value-type="string">
            <text:p text:style-name="P2"/>
          </table:table-cell>
          <table:table-cell table:style-name="TablaProfesorado.B2" office:value-type="string">
            <text:p text:style-name="P2"/>
          </table:table-cell>
          <table:table-cell table:style-name="TablaProfesorado.G5" office:value-type="string">
            <text:p text:style-name="P2"/>
          </table:table-cell>
        </table:table-row>
      </table:table>
      <text:list xml:id="list40395156" text:continue-numbering="true" text:style-name="L1">
        <text:list-item>
          <text:list>
            <text:list-header>
              <text:p text:style-name="P13"><text:tab/><text:tab/> <text:tab/> <text:tab/> <text:tab/> </text:p>
            </text:list-header>
          </text:list>
          <text:p text:style-name="P11">Los datos que aparecen en blanco no deben utilizarse en las sentencias.</text:p>
        </text:list-item>
        <text:list-item>
          <text:p text:style-name="P11">Modifica los registros de la tabla CURSOS para asignar a cada curso un profesor o profesora, usando sentencias SQL. Deberás entregas las sentencias ejecutadas y una captura del resultado final donde se aprecien todos los cambios que has realizado. El profesorado que debes asignar a cada curso es:</text:p>
        </text:list-item>
      </text:list>
      <table:table table:name="Tabla1" table:style-name="Tabla1">
        <table:table-column table:style-name="Tabla1.A"/>
        <table:table-column table:style-name="Tabla1.B"/>
        <table:table-header-rows>
          <table:table-row>
            <table:table-cell table:style-name="Tabla1.A1" office:value-type="string">
              <text:p text:style-name="P1">Codigo</text:p>
            </table:table-cell>
            <table:table-cell table:style-name="Tabla1.B1" office:value-type="string">
              <text:p text:style-name="P1">Cod_Profe</text:p>
            </table:table-cell>
          </table:table-row>
        </table:table-header-rows>
        <table:table-row>
          <table:table-cell table:style-name="Tabla1.A2" office:value-type="float" office:value="1">
            <text:p text:style-name="P2">1</text:p>
          </table:table-cell>
          <table:table-cell table:style-name="Tabla1.B2" office:value-type="float" office:value="4">
            <text:p text:style-name="P2">4</text:p>
          </table:table-cell>
        </table:table-row>
        <table:table-row>
          <table:table-cell table:style-name="Tabla1.A2" office:value-type="float" office:value="2">
            <text:p text:style-name="P2">2</text:p>
          </table:table-cell>
          <table:table-cell table:style-name="Tabla1.B2" office:value-type="float" office:value="2">
            <text:p text:style-name="P2">2</text:p>
          </table:table-cell>
        </table:table-row>
        <table:table-row>
          <table:table-cell table:style-name="Tabla1.A2" office:value-type="float" office:value="3">
            <text:p text:style-name="P2">3</text:p>
          </table:table-cell>
          <table:table-cell table:style-name="Tabla1.B2" office:value-type="float" office:value="2">
            <text:p text:style-name="P2">2</text:p>
          </table:table-cell>
        </table:table-row>
        <table:table-row>
          <table:table-cell table:style-name="Tabla1.A2" office:value-type="float" office:value="4">
            <text:p text:style-name="P2">4</text:p>
          </table:table-cell>
          <table:table-cell table:style-name="Tabla1.B2" office:value-type="float" office:value="1">
            <text:p text:style-name="P2">1</text:p>
          </table:table-cell>
        </table:table-row>
        <table:table-row>
          <table:table-cell table:style-name="Tabla1.A2" office:value-type="float" office:value="5">
            <text:p text:style-name="P2">5</text:p>
          </table:table-cell>
          <table:table-cell table:style-name="Tabla1.B2" office:value-type="float" office:value="1">
            <text:p text:style-name="P2">1</text:p>
          </table:table-cell>
        </table:table-row>
        <table:table-row>
          <table:table-cell table:style-name="Tabla1.A2" office:value-type="float" office:value="6">
            <text:p text:style-name="P2">6</text:p>
          </table:table-cell>
          <table:table-cell table:style-name="Tabla1.B2" office:value-type="float" office:value="3">
            <text:p text:style-name="P2">3</text:p>
          </table:table-cell>
        </table:table-row>
      </table:table>
      <text:list xml:id="list40423320" text:continue-numbering="true" text:style-name="L1">
        <text:list-header>
          <text:p text:style-name="P11"/>
        </text:list-header>
        <text:list-item>
          <text:p text:style-name="P11">Modifica el registro de la profesora "ESTEFANIA", usando sentencias SQL, y cambia su fecha de nacimiento a "22/06/1974" y la antigüedad a 4. En la entrega de la tarea debes copiar la sentencia que has utilizado.</text:p>
        </text:list-item>
        <text:list-item>
          <text:p text:style-name="P11">Modifica las antigüedades de todos los profesores y profesoras incrementándolas en 1 en todos los registros. Debes hacerlo usando un sola sentencia SQL que debes copiar para la entrega de la tarea.</text:p>
        </text:list-item>
        <text:list-item>
          <text:p text:style-name="P11">Elimina, de la tabla CURSOS, el registro del curso que tiene el código 6. Debes realizar esta acción desde la herramienta gráfica. Debes entregar una captura de pantalla de la ventana en la que vas a borrar el registro, justo antes de pulsar el botón Aceptar para confirmar el borrado.</text:p>
        </text:list-item>
        <text:list-item>
          <text:p text:style-name="P11"><text:soft-page-break/>Elimina, de la tabla ALUMNADO, aquellos registros asociados al curso con código 3. Debes hacerlo usando un sola sentencia SQL que debes copiar para la entrega de la tarea.</text:p>
        </text:list-item>
        <text:list-item>
          <text:p text:style-name="P11">Inserta los registros de la tabla ALUMNADO_NUEVO en la tabla ALUMNADO. Debes hacerlo usando un sola sentencia SQL que debes copiar para la entrega de la tarea.</text:p>
        </text:list-item>
        <text:list-item>
          <text:p text:style-name="P11">En la tabla CURSOS, actualiza el campo Max_Alumn del registro del curso con código 2, asignándole el valor correspondiente al número total de alumnos y alumnas que hay en la tabla ALUMNADO y que tienen asignado ese mismo curso.</text:p>
        </text:list-item>
        <text:list-item>
          <text:p text:style-name="P11">Elimina de la tabla ALUMNADO todos los registros asociados a los cursos que imparte la profesora cuyo nombre es "NURIA".</text:p>
        </text:list-item>
      </text:list>
      <text:p text:style-name="P3"/>
      <text:p text:style-name="P3">Criterios de puntuación. Total 10 puntos.</text:p>
      <text:p text:style-name="P3">Ejercicios (total 10 puntos):</text:p>
      <text:list xml:id="list562157409360708268" text:style-name="L2">
        <text:list-item>
          <text:p text:style-name="P14">0,5 puntos.</text:p>
        </text:list-item>
        <text:list-item>
          <text:p text:style-name="P14">1 punto.</text:p>
        </text:list-item>
        <text:list-item>
          <text:p text:style-name="P14">0,5 puntos.</text:p>
        </text:list-item>
        <text:list-item>
          <text:p text:style-name="P14">0,5 puntos.</text:p>
        </text:list-item>
        <text:list-item>
          <text:p text:style-name="P14">1 punto.</text:p>
        </text:list-item>
        <text:list-item>
          <text:p text:style-name="P14">0,5 puntos.</text:p>
        </text:list-item>
        <text:list-item>
          <text:p text:style-name="P14">1 punto.</text:p>
        </text:list-item>
        <text:list-item>
          <text:p text:style-name="P14">1 punto.</text:p>
        </text:list-item>
        <text:list-item>
          <text:p text:style-name="P14">2 puntos.</text:p>
        </text:list-item>
        <text:list-item>
          <text:p text:style-name="P14">2 puntos.</text:p>
        </text:list-item>
      </text:list>
      <text:p text:style-name="P3"/>
      <text:p text:style-name="P3">Recursos necesarios para realizar la Tarea.</text:p>
      <text:p text:style-name="P3">Oracle Database Express</text:p>
      <text:p text:style-name="P3">Archivo: BD05_CreaTablasTarea.sql (0.01 MB)</text:p>
      <text:p text:style-name="P3"/>
      <text:p text:style-name="P4">Consejos y recomendaciones.</text:p>
      <text:p text:style-name="P3">Es recomendable hacer los ejercicios en el orden en el que están indicados, ya que en algunos casos, para resolver el ejercicio es necesario haber realizado alguno anterior.</text:p>
      <text:p text:style-name="P3">Si por equivocación, o haciendo pruebas, has modificado o eliminado datos que posteriormente te resultan necesarios, puedes cargar el archivo con los comandos iniciales para empezar de cero.</text:p>
      <text:p text:style-name="P4">Indicaciones de entrega.</text:p>
      <text:p text:style-name="P3">Una vez realizada la tarea elaborarás un único documento PDF donde figuren las respuestas correspondientes. El envío se realizará a través de la plataforma de la forma establecida para ello, y el archivo se nombrará siguiendo las siguientes pautas:</text:p>
      <text:p text:style-name="P3">apellido1_apellido2_nombre_SIGxx_Tarea</text:p>
      <text:p text:style-name="P3">Asegúrate que el nombre no contenga la letra ñ, tildes ni caracteres especiales extraños. Así por ejemplo la alumna Begoña Sánchez Mañas para la quinta unidad del MP de BD, debería nombrar esta tarea como...</text:p>
      <text:p text:style-name="P3">sanchez_manas_begona_BD05_Ta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CRONYM"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8M13S</meta:editing-duration>
    <meta:editing-cycles>6</meta:editing-cycles>
    <meta:generator>OpenOffice/4.1.9$Win32 OpenOffice.org_project/419m1$Build-9805</meta:generator>
    <dc:date>2021-03-11T20:18:16.71</dc:date>
    <meta:document-statistic meta:table-count="2" meta:image-count="0" meta:object-count="0" meta:page-count="2" meta:paragraph-count="91" meta:word-count="665" meta:character-count="4007"/>
    <meta:user-defined meta:name="Info 1"/>
    <meta:user-defined meta:name="Info 2"/>
    <meta:user-defined meta:name="Info 3"/>
    <meta:user-defined meta:name="Info 4"/>
  </office:meta>
</office:document-meta>
</file>